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0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ardnumber</text:p>
          </table:table-cell>
          <table:table-cell table:style-name="ce1" office:value-type="string">
            <text:p>borrowernumber</text:p>
          </table:table-cell>
        </table:table-row>
        <table:table-row table:style-name="ro2">
          <table:table-cell office:value-type="string">
            <text:p>MCH41408</text:p>
          </table:table-cell>
          <table:table-cell office:value-type="float" office:value="48391">
            <text:p>48391</text:p>
          </table:table-cell>
        </table:table-row>
        <table:table-row table:style-name="ro2">
          <table:table-cell office:value-type="string">
            <text:p>MHD90013</text:p>
          </table:table-cell>
          <table:table-cell office:value-type="float" office:value="49225">
            <text:p>49225</text:p>
          </table:table-cell>
        </table:table-row>
        <table:table-row table:style-name="ro2">
          <table:table-cell office:value-type="string">
            <text:p>AMA008265</text:p>
          </table:table-cell>
          <table:table-cell office:value-type="float" office:value="187654">
            <text:p>187654</text:p>
          </table:table-cell>
        </table:table-row>
        <table:table-row table:style-name="ro2">
          <table:table-cell office:value-type="string">
            <text:p>GUE000005</text:p>
          </table:table-cell>
          <table:table-cell office:value-type="float" office:value="206749">
            <text:p>206749</text:p>
          </table:table-cell>
        </table:table-row>
        <table:table-row table:style-name="ro2">
          <table:table-cell office:value-type="string">
            <text:p>ADL67306</text:p>
          </table:table-cell>
          <table:table-cell office:value-type="float" office:value="209736">
            <text:p>209736</text:p>
          </table:table-cell>
        </table:table-row>
        <table:table-row table:style-name="ro2">
          <table:table-cell office:value-type="string">
            <text:p>ADL78193</text:p>
          </table:table-cell>
          <table:table-cell office:value-type="float" office:value="216145">
            <text:p>216145</text:p>
          </table:table-cell>
        </table:table-row>
        <table:table-row table:style-name="ro2">
          <table:table-cell office:value-type="string">
            <text:p>ADL004658</text:p>
          </table:table-cell>
          <table:table-cell office:value-type="float" office:value="219347">
            <text:p>219347</text:p>
          </table:table-cell>
        </table:table-row>
        <table:table-row table:style-name="ro2">
          <table:table-cell office:value-type="string">
            <text:p>ACH002504</text:p>
          </table:table-cell>
          <table:table-cell office:value-type="float" office:value="276855">
            <text:p>276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2-07T19:04:13</dc:date>
    <meta:document-statistic meta:table-count="1" meta:cell-count="18" meta:object-count="0"/>
    <meta:generator>LibreOffice/3.6$Linux_X86_64 LibreOffice_project/360m1$Build-304</meta:generator>
  </office:meta>
</office:document-meta>
</file>